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22d6" officeooo:paragraph-rsid="001522d6"/>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522d6" officeooo:paragraph-rsid="001522d6" style:font-weight-asian="bold" style:font-weight-complex="bold"/>
    </style:style>
    <style:style style:name="P4" style:family="paragraph" style:parent-style-name="Standard">
      <style:text-properties fo:font-weight="normal" officeooo:rsid="001522d6" officeooo:paragraph-rsid="001522d6"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ơ chế switch learning và forwarding</text:p>
      <text:p text:style-name="P2"/>
      <text:p text:style-name="Standard">1. Sử dụng địa chỉ IP của thiết bị đích gửi đến switch để xác định địa chỉ MAC của thiết bị đích.</text:p>
      <text:p text:style-name="Standard">Ở trong switch có bảng MAC table được sử dụng để xác định đối với interface này đang được nối đến thiết bị có địa chỉ MAC nào </text:p>
      <text:p text:style-name="Standard">2. Nếu trong switch chưa được cập nhật thì khi đó nó phát bản tin broadcast lên toàn mạng cùng với địa chỉ IP để xác định địa chỉ MAC</text:p>
      <text:p text:style-name="Standard">3. Máy tính trong mạng xác định được bản tin, nó kiểm tra nếu địa chỉ IP match với địa chỉ IP hiện tại thì thực hiện gửi ngược lại địa chỉ MAC cho switch</text:p>
      <text:p text:style-name="Standard">4. Sau khi đã có được địa chỉ MAC thì switch thực hiện cập nhật vào trong bảng MAC và chuyển ngược lại cho máy nguồn.</text:p>
      <text:p text:style-name="Standard">5. Máy nguồn thực hiện thêm địa chỉ MAC vào bên trong frame và gửi tới switch</text:p>
      <text:p text:style-name="P1">6. Switch dựa vào địa chỉ MAC và interface tương ứng ở trong bảng MAC thực hiện gửi gói đến thiết bị tương ứng.</text:p>
      <text:p text:style-name="P1"/>
      <text:p text:style-name="P3">Kĩ thuật VLAN</text:p>
      <text:p text:style-name="P3"/>
      <text:p text:style-name="P3">Đường trunk</text:p>
      <text:p text:style-name="P4">Dùng để kết nối những switch với nha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3:07:29.444506833</meta:creation-date>
    <dc:date>2023-03-18T14:52:48.743508897</dc:date>
    <meta:editing-duration>PT1H35M8S</meta:editing-duration>
    <meta:editing-cycles>4</meta:editing-cycles>
    <meta:generator>LibreOffice/7.3.7.2$Linux_X86_64 LibreOffice_project/30$Build-2</meta:generator>
    <meta:document-statistic meta:table-count="0" meta:image-count="0" meta:object-count="0" meta:page-count="1" meta:paragraph-count="11" meta:word-count="202" meta:character-count="911" meta:non-whitespace-character-count="719"/>
  </office:meta>
</office:document-meta>
</file>